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02cm" fo:min-width="4.61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1.296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fill="solid" draw:fill-color="#813709" draw:textarea-horizontal-align="justify" draw:textarea-vertical-align="middle" draw:auto-grow-height="false" fo:min-height="0.747cm" fo:min-width="23.485cm" loext:decorative="false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813709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4.445cm" svg:height="1.27cm" svg:x="1.875cm" svg:y="7.875cm">
          <text:p text:style-name="P1"><text:span text:style-name="T1">Temporal server</text:span></text:p>
          <text:p text:style-name="P1"><text:span text:style-name="T2">port 72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6.955cm" svg:y="7.875cm">
          <text:p text:style-name="P1"><text:span text:style-name="T1">Docling server</text:span></text:p>
          <text:p text:style-name="P1"><text:span text:style-name="T2">port 5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12.035cm" svg:y="7.875cm">
          <text:p text:style-name="P1"><text:span text:style-name="T1">Ollama server</text:span></text:p>
          <text:p text:style-name="P1"><text:span text:style-name="T2">port 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1cm" svg:height="1.27cm" svg:x="22.195cm" svg:y="7.875cm">
          <text:p text:style-name="P1"><text:span text:style-name="T1">OpenSearch server</text:span></text:p>
          <text:p text:style-name="P1"><text:span text:style-name="T2">port 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17.115cm" svg:y="7.875cm">
          <text:p text:style-name="P1"><text:span text:style-name="T1">Postgres server</text:span></text:p>
          <text:p text:style-name="P1"><text:span text:style-name="T2">port 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1.035cm" svg:y="10.795cm">
          <text:p text:style-name="P3"><text:span text:style-name="T1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1.27cm" svg:x="4.27cm" svg:y="10.795cm">
          <text:p text:style-name="P3"><text:span text:style-name="T1">Rcs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1.27cm" svg:x="2.54cm" svg:y="12.7cm">
          <text:p text:style-name="P3"><text:span text:style-name="T1">Cross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91cm" svg:y1="9.145cm" svg:x2="3.91cm" svg:y2="12.7cm">
          <text:p/>
        </draw:line>
        <draw:line draw:style-name="gr4" draw:text-style-name="P4" draw:layer="layout" svg:x1="2.34cm" svg:y1="10.795cm" svg:x2="2.34cm" svg:y2="9.145cm">
          <text:p/>
        </draw:line>
        <draw:line draw:style-name="gr4" draw:text-style-name="P4" draw:layer="layout" svg:x1="5.715cm" svg:y1="10.795cm" svg:x2="5.715cm" svg:y2="9.145cm">
          <text:p/>
        </draw:line>
        <draw:line draw:style-name="gr4" draw:text-style-name="P4" draw:layer="layout" svg:x1="4.01cm" svg:y1="7.875cm" svg:x2="4.01cm" svg:y2="5.645cm">
          <text:p/>
        </draw:line>
        <draw:frame draw:style-name="gr5" draw:text-style-name="P5" draw:layer="layout" svg:width="4.773cm" svg:height="0.962cm" svg:x="6.677cm" svg:y="3.713cm">
          <draw:text-box>
            <text:p>gaZap tributary</text:p>
          </draw:text-box>
        </draw:frame>
        <draw:custom-shape draw:style-name="gr6" draw:text-style-name="P6" draw:layer="layout" svg:width="25.4cm" svg:height="1.521cm" draw:transform="skewX (0.00401425727958696) rotate (0.00401425727958696) translate (1.27cm 4.496cm)">
          <text:p/>
          <draw:enhanced-geometry svg:viewBox="0 0 21600 21600" draw:text-areas="0 ?f0 ?f5 ?f2" draw:mirror-horizontal="false" draw:mirror-vertical="false" draw:type="right-arrow" draw:modifiers="19763.25291041 3721.793863099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line draw:style-name="gr4" draw:text-style-name="P4" draw:layer="layout" svg:x1="9.11cm" svg:y1="7.875cm" svg:x2="9.11cm" svg:y2="5.645cm">
          <text:p/>
        </draw:line>
        <draw:line draw:style-name="gr4" draw:text-style-name="P4" draw:layer="layout" svg:x1="14.21cm" svg:y1="7.875cm" svg:x2="14.21cm" svg:y2="5.645cm">
          <text:p/>
        </draw:line>
        <draw:line draw:style-name="gr4" draw:text-style-name="P4" draw:layer="layout" svg:x1="23.91cm" svg:y1="7.875cm" svg:x2="23.91cm" svg:y2="5.645cm">
          <text:p/>
        </draw:line>
        <draw:line draw:style-name="gr4" draw:text-style-name="P4" draw:layer="layout" svg:x1="19.31cm" svg:y1="7.875cm" svg:x2="19.31cm" svg:y2="5.645cm">
          <text:p/>
        </draw:line>
        <draw:custom-shape draw:style-name="gr1" draw:text-style-name="P2" draw:layer="layout" svg:width="4.445cm" svg:height="1.27cm" svg:x="1.276cm" svg:y="2.575cm">
          <text:p text:style-name="P1"><text:span text:style-name="T1">API</text:span></text:p>
          <text:p text:style-name="P1"><text:span text:style-name="T2">port 80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3.41cm" svg:y1="5.08cm" svg:x2="3.41cm" svg:y2="3.859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3T15:34:34.626434791</meta:creation-date>
    <dc:date>2026-05-03T16:12:19.309260782</dc:date>
    <meta:editing-duration>PT16M17S</meta:editing-duration>
    <meta:editing-cycles>3</meta:editing-cycles>
    <meta:generator>LibreOffice/26.2.0.3$Linux_X86_64 LibreOffice_project/afbbd0df0edb6d40b450b0337ac646b0913a760c</meta:generator>
    <meta:document-statistic meta:object-count="43"/>
  </office:meta>
</office:document-meta>
</file>